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Homework</text:span><text:span text:style-name="T1_2"><text:s/></text:span><text:span text:style-name="T1_3">questions</text:span><text:span text:style-name="T1_4">:</text:span></text:p>
      <text:p text:style-name="P2"/>
      <text:p text:style-name="P3"><text:span text:style-name="T3_1">1.<text:s/></text:span><text:span text:style-name="T3_2">Label</text:span><text:span text:style-name="T3_3"><text:s/></text:span><text:span text:style-name="T3_4">the</text:span><text:span text:style-name="T3_5"><text:s/></text:span><text:span text:style-name="T3_6">following</text:span><text:span text:style-name="T3_7"><text:s/></text:span><text:span text:style-name="T3_8">include</text:span><text:span text:style-name="T3_9"><text:s/></text:span><text:span text:style-name="T3_10">statements</text:span><text:span text:style-name="T3_11"><text:s/></text:span><text:span text:style-name="T3_12">are</text:span><text:span text:style-name="T3_13"><text:s/></text:span><text:span text:style-name="T3_14">either</text:span><text:span text:style-name="T3_15"><text:s/></text:span><text:span text:style-name="T3_16">true</text:span><text:span text:style-name="T3_17"><text:s/></text:span><text:span text:style-name="T3_18">or</text:span><text:span text:style-name="T3_19"><text:s/></text:span><text:span text:style-name="T3_20">false</text:span><text:span text:style-name="T3_21">:</text:span></text:p>
      <text:p text:style-name="P4"><text:span text:style-name="T4_1">a</text:span><text:span text:style-name="T4_2">.<text:s/>#</text:span><text:span text:style-name="T4_3">include</text:span><text:span text:style-name="T4_4"><text:s/>&lt;</text:span><text:span text:style-name="T4_5">aFile</text:span><text:span text:style-name="T4_6">.</text:span><text:span text:style-name="T4_7">txt</text:span><text:span text:style-name="T4_8">&gt;</text:span></text:p>
      <text:p text:style-name="P5"><text:span text:style-name="T5_1">b</text:span><text:span text:style-name="T5_2">.<text:s/>#</text:span><text:span text:style-name="T5_3">include</text:span><text:span text:style-name="T5_4"><text:s/>&lt;</text:span><text:span text:style-name="T5_5">iostream</text:span><text:span text:style-name="T5_6">&gt;;</text:span></text:p>
      <text:p text:style-name="P6"><text:span text:style-name="T6_1">c</text:span><text:span text:style-name="T6_2">.<text:s/></text:span><text:span text:style-name="T6_3">include</text:span><text:span text:style-name="T6_4"><text:s/>&lt;</text:span><text:span text:style-name="T6_5">iostream</text:span><text:span text:style-name="T6_6">&gt;</text:span></text:p>
      <text:p text:style-name="P7"><text:span text:style-name="T7_1">d</text:span><text:span text:style-name="T7_2">.<text:s/>#</text:span><text:span text:style-name="T7_3">include</text:span><text:span text:style-name="T7_4"><text:s/></text:span><text:span text:style-name="T7_5">myFile</text:span><text:span text:style-name="T7_6">.</text:span><text:span text:style-name="T7_7">txt</text:span><text:span text:style-name="T7_8">;</text:span></text:p>
      <text:p text:style-name="P8"><text:span text:style-name="T8_1">e</text:span><text:span text:style-name="T8_2">.<text:s/>#</text:span><text:span text:style-name="T8_3">include</text:span><text:span text:style-name="T8_4"><text:s/>“</text:span><text:span text:style-name="T8_5">myFile</text:span><text:span text:style-name="T8_6">.</text:span><text:span text:style-name="T8_7">txt</text:span><text:span text:style-name="T8_8">”</text:span></text:p>
      <text:p text:style-name="P9"><text:span text:style-name="T9_1">f</text:span><text:span text:style-name="T9_2">.<text:s/>#</text:span><text:span text:style-name="T9_3">include</text:span><text:span text:style-name="T9_4"><text:s/>&lt;</text:span><text:span text:style-name="T9_5">cmath</text:span><text:span text:style-name="T9_6">&gt;;</text:span></text:p>
      <text:p text:style-name="P10"><text:span text:style-name="T10_1">g</text:span><text:span text:style-name="T10_2">.<text:s/></text:span><text:span text:style-name="T10_3">include</text:span><text:span text:style-name="T10_4"><text:s/>&lt;</text:span><text:span text:style-name="T10_5">cmath</text:span><text:span text:style-name="T10_6">&gt;</text:span></text:p>
      <text:p text:style-name="P11"><text:span text:style-name="T11_1">h</text:span><text:span text:style-name="T11_2">.<text:s/></text:span><text:span text:style-name="T11_3">include</text:span><text:span text:style-name="T11_4"><text:s/>“</text:span><text:span text:style-name="T11_5">cmath</text:span><text:span text:style-name="T11_6">”</text:span></text:p>
      <text:p text:style-name="P12"><text:span text:style-name="T12_1">i</text:span><text:span text:style-name="T12_2">.<text:s/>#</text:span><text:span text:style-name="T12_3">include</text:span><text:span text:style-name="T12_4"><text:s/>&lt;</text:span><text:span text:style-name="T12_5">cmath</text:span><text:span text:style-name="T12_6">&gt;</text:span></text:p>
      <text:p text:style-name="P13"><text:span text:style-name="T13_1">j</text:span><text:span text:style-name="T13_2">.<text:s/>#</text:span><text:span text:style-name="T13_3">include</text:span><text:span text:style-name="T13_4"><text:s/>(</text:span><text:span text:style-name="T13_5">iostream</text:span><text:span text:style-name="T13_6">);</text:span></text:p>
      <text:p text:style-name="P14"><text:span text:style-name="T14_1">k</text:span><text:span text:style-name="T14_2">.<text:s/>#</text:span><text:span text:style-name="T14_3">include</text:span><text:span text:style-name="T14_4"><text:s/>&lt;</text:span><text:span text:style-name="T14_5">iostream</text:span><text:span text:style-name="T14_6">&gt;</text:span></text:p>
      <text:p text:style-name="P15"/>
      <text:p text:style-name="P16"><text:span text:style-name="T16_1">What</text:span><text:span text:style-name="T16_2"><text:s/></text:span><text:span text:style-name="T16_3">library</text:span><text:span text:style-name="T16_4"><text:s/></text:span><text:span text:style-name="T16_5">would</text:span><text:span text:style-name="T16_6"><text:s/></text:span><text:span text:style-name="T16_7">you</text:span><text:span text:style-name="T16_8"><text:s/></text:span><text:span text:style-name="T16_9">have</text:span><text:span text:style-name="T16_10"><text:s/></text:span><text:span text:style-name="T16_11">to</text:span><text:span text:style-name="T16_12"><text:s/></text:span><text:span text:style-name="T16_13">include</text:span><text:span text:style-name="T16_14"><text:s/></text:span><text:span text:style-name="T16_15">if</text:span><text:span text:style-name="T16_16"><text:s/></text:span><text:span text:style-name="T16_17">you</text:span><text:span text:style-name="T16_18"><text:s/></text:span><text:span text:style-name="T16_19">wanted</text:span><text:span text:style-name="T16_20"><text:s/></text:span><text:span text:style-name="T16_21">to</text:span><text:span text:style-name="T16_22"><text:s/></text:span><text:span text:style-name="T16_23">use</text:span><text:span text:style-name="T16_24"><text:s/></text:span><text:span text:style-name="T16_25">the</text:span><text:span text:style-name="T16_26"><text:s/></text:span><text:span text:style-name="T16_27">following</text:span><text:span text:style-name="T16_28"><text:s/></text:span><text:span text:style-name="T16_29">functions</text:span><text:span text:style-name="T16_30">:</text:span></text:p>
      <text:p text:style-name="P17"><text:span text:style-name="T17_1">1.<text:s/></text:span><text:span text:style-name="T17_2">cout</text:span></text:p>
      <text:p text:style-name="P18"><text:span text:style-name="T18_1">2.<text:s/></text:span><text:span text:style-name="T18_2">pow</text:span><text:span text:style-name="T18_3">()</text:span></text:p>
      <text:p text:style-name="P19"><text:span text:style-name="T19_1">3.<text:s/></text:span><text:span text:style-name="T19_2">rand</text:span><text:span text:style-name="T19_3">()</text:span></text:p>
      <text:p text:style-name="P20"><text:span text:style-name="T20_1">4.</text:span><text:span text:style-name="T20_2">time</text:span><text:span text:style-name="T20_3">()</text:span></text:p>
      <text:p text:style-name="P21"><text:span text:style-name="T21_1">5.<text:s/></text:span><text:span text:style-name="T21_2">sqrt</text:span><text:span text:style-name="T21_3">()</text:span></text:p>
      <text:p text:style-name="P22"><text:span text:style-name="T22_1">6.<text:s/></text:span><text:span text:style-name="T22_2">cos</text:span><text:span text:style-name="T22_3">()</text:span></text:p>
      <text:p text:style-name="P23"/>
      <text:p text:style-name="P24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